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7cm" svg:height="1.28cm" svg:x="3.751cm" svg:y="9.094cm">
          <draw:text-box>
            <text:p text:style-name="P1"><text:span text:style-name="T1">T(n, k, 3)</text:span></text:p>
          </draw:text-box>
        </draw:frame>
        <draw:custom-shape draw:style-name="gr2" draw:text-style-name="P2" draw:layer="layout" svg:width="0.848cm" svg:height="6.063cm" svg:x="11.672cm" svg:y="1.49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33cm" svg:y1="9.068cm" svg:x2="11.303cm" svg:y2="4.316cm">
          <text:p/>
        </draw:line>
        <draw:frame draw:style-name="gr1" draw:text-style-name="P3" draw:layer="layout" svg:width="2.267cm" svg:height="2.618cm" svg:x="12.845cm" svg:y="2.594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2T11:17:50.620451796</meta:creation-date>
    <dc:date>2016-05-12T11:34:49.004823532</dc:date>
    <dc:creator>elucterio </dc:creator>
    <meta:editing-duration>PT12M4S</meta:editing-duration>
    <meta:editing-cycles>7</meta:editing-cycles>
    <meta:generator>LibreOffice/4.2.8.2$Linux_X86_64 LibreOffice_project/420m0$Build-2</meta:generator>
    <meta:document-statistic meta:object-count="4"/>
  </office:meta>
</office:document-meta>
</file>